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2051" officeooo:paragraph-rsid="00062051"/>
    </style:style>
    <style:style style:name="P2" style:family="paragraph" style:parent-style-name="Standard">
      <style:text-properties officeooo:rsid="0006ce72" officeooo:paragraph-rsid="0006ce72"/>
    </style:style>
    <style:style style:name="P3" style:family="paragraph" style:parent-style-name="Standard">
      <style:text-properties officeooo:rsid="00070a2b" officeooo:paragraph-rsid="00070a2b"/>
    </style:style>
    <style:style style:name="P4" style:family="paragraph" style:parent-style-name="Standard">
      <style:text-properties officeooo:rsid="00088e6b" officeooo:paragraph-rsid="00088e6b"/>
    </style:style>
    <style:style style:name="T1" style:family="text">
      <style:text-properties officeooo:rsid="000620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 </text:span>a=5</text:p>
      <text:p text:style-name="Standard">print(a)</text:p>
      <text:p text:style-name="Standard">print(type(a))</text:p>
      <text:p text:style-name="Standard"/>
      <text:p text:style-name="P1">output</text:p>
      <text:p text:style-name="Standard">5</text:p>
      <text:p text:style-name="Standard">&lt;class 'int'&gt;</text:p>
      <text:p text:style-name="Standard"/>
      <text:p text:style-name="Standard"/>
      <text:p text:style-name="Standard"/>
      <text:p text:style-name="Standard"/>
      <text:p text:style-name="Standard"><text:span text:style-name="T1">2. </text:span>f=1.5</text:p>
      <text:p text:style-name="Standard">print(f)</text:p>
      <text:p text:style-name="Standard">print(type(f))</text:p>
      <text:p text:style-name="Standard"/>
      <text:p text:style-name="P1">output</text:p>
      <text:p text:style-name="P1">1.5</text:p>
      <text:p text:style-name="P1">&lt;class 'float'&gt;</text:p>
      <text:p text:style-name="P1"/>
      <text:p text:style-name="P1"/>
      <text:p text:style-name="P1"/>
      <text:p text:style-name="P1">3. s="hello"</text:p>
      <text:p text:style-name="P1">print(s)</text:p>
      <text:p text:style-name="P1">print (type(s))</text:p>
      <text:p text:style-name="P1"/>
      <text:p text:style-name="P1"/>
      <text:p text:style-name="P1">output</text:p>
      <text:p text:style-name="P1">hello</text:p>
      <text:p text:style-name="P1">&lt;class 'str'&gt;</text:p>
      <text:p text:style-name="P1"/>
      <text:p text:style-name="P1">4. b=True</text:p>
      <text:p text:style-name="P1">print(b)</text:p>
      <text:p text:style-name="P1">print(type(b))</text:p>
      <text:p text:style-name="P1"/>
      <text:p text:style-name="P1">output</text:p>
      <text:p text:style-name="P1"/>
      <text:p text:style-name="P1">True</text:p>
      <text:p text:style-name="P1">&lt;class 'bool'&gt;</text:p>
      <text:p text:style-name="P1"/>
      <text:p text:style-name="P1">5. t=5+3j</text:p>
      <text:p text:style-name="P1">print(t)</text:p>
      <text:p text:style-name="P1">print(type(t))</text:p>
      <text:p text:style-name="P1"/>
      <text:p text:style-name="P1">output</text:p>
      <text:p text:style-name="P1"/>
      <text:p text:style-name="P1">(5+3j)</text:p>
      <text:p text:style-name="P1">&lt;class 'complex'&gt;</text:p>
      <text:p text:style-name="P1"><text:s/></text:p>
      <text:p text:style-name="P1"/>
      <text:p text:style-name="P1">6.a=7</text:p>
      <text:p text:style-name="P1">b=3</text:p>
      <text:p text:style-name="P1">ab_sum = a + b</text:p>
      <text:p text:style-name="P1"><text:soft-page-break/>print(ab_sum)</text:p>
      <text:p text:style-name="P1"/>
      <text:p text:style-name="P1">outpu</text:p>
      <text:p text:style-name="P1">10</text:p>
      <text:p text:style-name="P1"/>
      <text:p text:style-name="P2">7. ab_dif = a - b</text:p>
      <text:p text:style-name="P2">print(ab_dif)</text:p>
      <text:p text:style-name="P2"/>
      <text:p text:style-name="P2">output</text:p>
      <text:p text:style-name="P2">4</text:p>
      <text:p text:style-name="P2"/>
      <text:p text:style-name="P2">8.ab_pro = a * b</text:p>
      <text:p text:style-name="P2">print(ab_pro)</text:p>
      <text:p text:style-name="P2"/>
      <text:p text:style-name="P2"/>
      <text:p text:style-name="P2">output</text:p>
      <text:p text:style-name="P2">21</text:p>
      <text:p text:style-name="P2"/>
      <text:p text:style-name="P2">9. ab_quo = a / b</text:p>
      <text:p text:style-name="P2">print(ab_quo)</text:p>
      <text:p text:style-name="P2"/>
      <text:p text:style-name="P2">output</text:p>
      <text:p text:style-name="P2">2.3333333333333335</text:p>
      <text:p text:style-name="P2"/>
      <text:p text:style-name="P3">10.ab_iquo = a // b</text:p>
      <text:p text:style-name="P3">print(ab_iquo)</text:p>
      <text:p text:style-name="P3"/>
      <text:p text:style-name="P3">output</text:p>
      <text:p text:style-name="P3">2</text:p>
      <text:p text:style-name="P3"/>
      <text:p text:style-name="P3">10. </text:p>
      <text:p text:style-name="P3">ab_rem = a % b</text:p>
      <text:p text:style-name="P3">print(ab_rem)</text:p>
      <text:p text:style-name="P3"/>
      <text:p text:style-name="P3">output</text:p>
      <text:p text:style-name="P3">1</text:p>
      <text:p text:style-name="P3"/>
      <text:p text:style-name="P4">11. ab_pow = a **b</text:p>
      <text:p text:style-name="P4">print(ab_pow)</text:p>
      <text:p text:style-name="P4"/>
      <text:p text:style-name="P4">output</text:p>
      <text:p text:style-name="P4">343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4:04:54.217488624</meta:creation-date>
    <dc:date>2021-11-11T14:27:07.313234472</dc:date>
    <meta:editing-duration>PT8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62" meta:word-count="102" meta:character-count="565" meta:non-whitespace-character-count="522"/>
  </office:meta>
</office:document-meta>
</file>